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4.4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blog writer, I want to be able to write material in a text box, so I can put information in my blog.</text:p>
          </table:table-cell>
          <table:table-cell office:value-type="string" calcext:value-type="string">
            <text:p>On my home page, a text box and a button labled “Post” appear. Below the text box is a list of the things I have written previously I can write text into the box. When I hit the “Post” button, the text in the text box appears at the top of the list below the text box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Result: The world “Test” appears underneath the box and the text box is clear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 a blog writer, I want to be able to save my posts so that I do not have to retype them.</text:p>
          </table:table-cell>
          <table:table-cell office:value-type="string" calcext:value-type="string">
            <text:p>When I hit the “Post” button, the text that is written in the text box is saved. If I navigate away from the page, all of my blog posts will be there when I return.</text:p>
          </table:table-cell>
          <table:table-cell office:value-type="string" calcext:value-type="string">
            <text:p>1. Navigate to the user's home page</text:p>
            <text:p>2. Write “Test” in the box</text:p>
            <text:p>3. Click on the “Post” button.</text:p>
            <text:p>4. Navigate away from the page.</text:p>
            <text:p>5. Return to the page.</text:p>
            <text:p>Result: The word “Test” is still underneath the text box.</text:p>
          </table:table-cell>
        </table:table-row>
        <table:table-row table:style-name="ro4">
          <table:table-cell/>
          <table:table-cell office:value-type="string" calcext:value-type="string">
            <text:p>As a blog writer, I want to log in to my system so only I can change my posts.</text:p>
          </table:table-cell>
          <table:table-cell office:value-type="string" calcext:value-type="string">
            <text:p>When I enter my email address at the login prompt and my password. I am taken to my the home page of my blog.</text:p>
          </table:table-cell>
          <table:table-cell office:value-type="string" calcext:value-type="string">
            <text:p>1. Enter test@example.com at the login shell</text:p>
            <text:p>2. Enter pass at the password prompt</text:p>
            <text:p>3. The Test Home Page Appears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1:55.288582712</meta:creation-date>
    <dc:date>2015-02-19T17:56:02.965030021</dc:date>
    <meta:editing-duration>P4DT55M55S</meta:editing-duration>
    <meta:editing-cycles>4</meta:editing-cycles>
    <meta:generator>LibreOffice/4.2.7.2$Linux_X86_64 LibreOffice_project/420m0$Build-2</meta:generator>
    <meta:document-statistic meta:table-count="1" meta:cell-count="15" meta:object-count="0"/>
  </office:meta>
</office:document-meta>
</file>